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c8ff" officeooo:paragraph-rsid="0015c8ff"/>
    </style:style>
    <style:style style:name="P2" style:family="paragraph" style:parent-style-name="Standard" style:list-style-name="L1">
      <style:text-properties officeooo:rsid="0015c8ff" officeooo:paragraph-rsid="0015c8ff"/>
    </style:style>
    <style:style style:name="P3" style:family="paragraph" style:parent-style-name="Standard">
      <style:text-properties fo:font-weight="bold" officeooo:rsid="0015c8ff" officeooo:paragraph-rsid="0015c8ff" style:font-weight-asian="bold" style:font-weight-complex="bold"/>
    </style:style>
    <style:style style:name="P4" style:family="paragraph" style:parent-style-name="Standard">
      <style:text-properties fo:font-style="italic" fo:font-weight="bold" officeooo:rsid="0015c8ff" officeooo:paragraph-rsid="0015c8ff" style:font-style-asian="italic" style:font-weight-asian="bold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3">Lord Jaguar</text:p>
      <text:p text:style-name="P4">Gayo’ Betzao</text:p>
      <text:list text:style-name="L1">
        <text:list-item>
          <text:p text:style-name="P2">Focus: Warfare</text:p>
        </text:list-item>
        <text:list-item>
          <text:p text:style-name="P2">Aura 1: “Monte Albán Expansion”</text:p>
          <text:list>
            <text:list-item>
              <text:p text:style-name="P2">Affect: <text:span text:style-name="T1">All Soldiers +25% capture attack.</text:span></text:p>
            </text:list-item>
            <text:list-item>
              <text:p text:style-name="P2">Range: 30 meters</text:p>
            </text:list-item>
          </text:list>
        </text:list-item>
        <text:list-item>
          <text:p text:style-name="P2">Bonus 1: “TBD”</text:p>
          <text:list>
            <text:list-item>
              <text:p text:style-name="P2">Affect: <text:span text:style-name="T1">Lord Jaguar +20% health and +1 hack armor more than standard heroes.</text:span></text:p>
            </text:list-item>
          </text:list>
        </text:list-item>
        <text:list-item>
          <text:p text:style-name="P2">Special Technology: “Ritualized Warfare”</text:p>
          <text:list>
            <text:list-item>
              <text:p text:style-name="P2">Cost: 250f/250c</text:p>
            </text:list-item>
            <text:list-item>
              <text:p text:style-name="P2">Affect: <text:span text:style-name="T1">Soldiers +20 glory loot for every enemy unit killed or structure destroyed.</text:span></text:p>
            </text:list-item>
          </text:list>
        </text:list-item>
        <text:list-item>
          <text:p text:style-name="P2">Upgrade: </text:p>
        </text:list-item>
      </text:list>
      <text:p text:style-name="P1"/>
      <text:p text:style-name="P3">Night King</text:p>
      <text:p text:style-name="P4">Chi’ino Gol</text:p>
      <text:list text:continue-numbering="true" text:style-name="L1">
        <text:list-item>
          <text:p text:style-name="P2">Focus: Speed/Defense</text:p>
        </text:list-item>
        <text:list-item>
          <text:p text:style-name="P2">Aura 1: “Night Attacks”</text:p>
          <text:list>
            <text:list-item>
              <text:p text:style-name="P2">Affect: TBD.</text:p>
            </text:list-item>
            <text:list-item>
              <text:p text:style-name="P2">Range: X meters</text:p>
            </text:list-item>
          </text:list>
        </text:list-item>
        <text:list-item>
          <text:p text:style-name="P2">Bonus 1 “Secret Police”</text:p>
          <text:list>
            <text:list-item>
              <text:p text:style-name="P2">Affect: Unlocks Civic Center aura: <text:span text:style-name="T1">Civilian Units +50% health</text:span>.</text:p>
            </text:list-item>
            <text:list-item>
              <text:p text:style-name="P2">Range: 100 meters</text:p>
            </text:list-item>
          </text:list>
        </text:list-item>
        <text:list-item>
          <text:p text:style-name="P2">Special Technology: “Jade Masks”</text:p>
          <text:list>
            <text:list-item>
              <text:p text:style-name="P2">Cost: </text:p>
            </text:list-item>
            <text:list-item>
              <text:p text:style-name="P2">Affect: </text:p>
            </text:list-item>
          </text:list>
        </text:list-item>
        <text:list-item>
          <text:p text:style-name="P2">Upgrade: </text:p>
        </text:list-item>
      </text:list>
      <text:p text:style-name="P1"/>
      <text:p text:style-name="P3">Rain Lord</text:p>
      <text:p text:style-name="P4">Chizino Yejo</text:p>
      <text:list text:continue-numbering="true" text:style-name="L1">
        <text:list-item>
          <text:p text:style-name="P2">Focus: Economic/Population</text:p>
        </text:list-item>
        <text:list-item>
          <text:p text:style-name="P2">Aura 1: “TBD”</text:p>
          <text:list>
            <text:list-item>
              <text:p text:style-name="P2">Affect: <text:span text:style-name="T1">TBD.</text:span></text:p>
            </text:list-item>
            <text:list-item>
              <text:p text:style-name="P2">Range: 30 meters</text:p>
            </text:list-item>
          </text:list>
        </text:list-item>
        <text:list-item>
          <text:p text:style-name="P2">Aura 2: “Population Boom”</text:p>
          <text:list>
            <text:list-item>
              <text:p text:style-name="P2">Affect: <text:span text:style-name="T1">All units −10% training time.</text:span></text:p>
            </text:list-item>
            <text:list-item>
              <text:p text:style-name="P2">Range: Global</text:p>
            </text:list-item>
          </text:list>
        </text:list-item>
        <text:list-item>
          <text:p text:style-name="P2">Special Technology: “Water Management”</text:p>
          <text:list>
            <text:list-item>
              <text:p text:style-name="P2">Cost: 300w/200g</text:p>
            </text:list-item>
            <text:list-item>
              <text:p text:style-name="P2">Affect: <text:span text:style-name="T1">Corn Fields and Farmsteads +200% health, Slaves +25% grain gathering rate.</text:span></text:p>
            </text:list-item>
          </text:list>
        </text:list-item>
        <text:list-item>
          <text:p text:style-name="P2">Upgrade: </text:p>
        </text:list-item>
      </text:list>
      <text:p text:style-name="P1"/>
      <text:p text:style-name="P3">Battle Priest</text:p>
      <text:p text:style-name="P4">Ba’ate’e K’iin</text:p>
      <text:list text:continue-numbering="true" text:style-name="L1">
        <text:list-item>
          <text:p text:style-name="P2">Focus: Healing/Instilling Fear</text:p>
        </text:list-item>
        <text:list-item>
          <text:p text:style-name="P2">Aura 1: “Terrifying Presence”</text:p>
          <text:list>
            <text:list-item>
              <text:p text:style-name="P2">Enemy Soldiers −10% attack rate and −10% movement speed.</text:p>
            </text:list-item>
            <text:list-item>
              <text:p text:style-name="P2">Range: 30 meters</text:p>
            </text:list-item>
          </text:list>
        </text:list-item>
        <text:list-item>
          <text:p text:style-name="P2"><text:soft-page-break/>Aura 2: “TBD”</text:p>
          <text:list>
            <text:list-item>
              <text:p text:style-name="P2">Affect: TBD.</text:p>
            </text:list-item>
            <text:list-item>
              <text:p text:style-name="P2">Range: 30 meters</text:p>
            </text:list-item>
          </text:list>
        </text:list-item>
        <text:list-item>
          <text:p text:style-name="P2">Special Technology: “Leather Masks”</text:p>
          <text:list>
            <text:list-item>
              <text:p text:style-name="P2">Cost: </text:p>
            </text:list-item>
            <text:list-item>
              <text:p text:style-name="P2">Affect: </text:p>
            </text:list-item>
          </text:list>
        </text:list-item>
        <text:list-item>
          <text:p text:style-name="P2">Upgrade: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1T15:34:23.440000000</meta:creation-date>
    <dc:date>2023-11-11T16:01:53.031000000</dc:date>
    <meta:editing-duration>PT27M30S</meta:editing-duration>
    <meta:editing-cycles>1</meta:editing-cycles>
    <meta:document-statistic meta:table-count="0" meta:image-count="0" meta:object-count="0" meta:page-count="2" meta:paragraph-count="51" meta:word-count="220" meta:character-count="1217" meta:non-whitespace-character-count="1083"/>
    <meta:generator>LibreOffice/7.6.1.2$Windows_X86_64 LibreOffice_project/f5defcebd022c5bc36bbb79be232cb6926d8f674</meta:generator>
  </office:meta>
</office:document-meta>
</file>